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15ae6" officeooo:paragraph-rsid="00115a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et start</text:p>
      <text:p text:style-name="P1">Halton_sequence simple command</text:p>
      <text:p text:style-name="P1">$ gfortran vdise.f</text:p>
      <text:p text:style-name="P1">$ ./a.out</text:p>
      <text:p text:style-name="P1">$ gfortran phase_space_hal_e.f</text:p>
      <text:p text:style-name="P1">$ ./a.out</text:p>
      <text:p text:style-name="P1">$ gfortran vdisi.f</text:p>
      <text:p text:style-name="P1">$ ./a.out</text:p>
      <text:p text:style-name="P1">$ gfortran phase_space_hal_i.f</text:p>
      <text:p text:style-name="P1">$ ./a.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0:27:50.615008857</meta:creation-date>
    <dc:date>2020-11-18T10:30:51.088629532</dc:date>
    <meta:editing-duration>PT3M2S</meta:editing-duration>
    <meta:editing-cycles>1</meta:editing-cycles>
    <meta:document-statistic meta:table-count="0" meta:image-count="0" meta:object-count="0" meta:page-count="1" meta:paragraph-count="10" meta:word-count="25" meta:character-count="173" meta:non-whitespace-character-count="158"/>
    <meta:generator>LibreOffice/5.3.6.1$Linux_X86_64 LibreOffice_project/30$Build-1</meta:generator>
  </office:meta>
</office:document-meta>
</file>